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3mm"/>
    </style:style>
    <style:style style:name="co3" style:family="table-column">
      <style:table-column-properties fo:break-before="auto" style:column-width="9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color="#000000" fo:font-style="normal" style:text-underline-style="none" fo:font-weight="bold"/>
    </style:style>
    <style:style style:name="ce2" style:family="table-cell" style:parent-style-name="Default">
      <style:table-cell-properties fo:background-color="#ffffff"/>
      <style:text-properties fo:color="#000000" fo:font-style="normal" style:text-underline-style="none" fo:font-weight="normal"/>
    </style:style>
    <style:style style:name="ce3" style:family="table-cell" style:parent-style-name="Default">
      <style:table-cell-properties fo:background-color="#ffffff" fo:border="0.06pt solid #000000"/>
      <style:text-properties fo:color="#000000" fo:font-style="normal" style:text-underline-style="none" fo:font-weight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liste" table:style-name="ta1">
        <table:table-column table:style-name="co2" table:default-cell-style-name="ce2"/>
        <table:table-column table:style-name="co3" table:number-columns-repeated="10" table:default-cell-style-name="ce2"/>
        <table:table-column table:style-name="co1" table:number-columns-repeated="1013" table:default-cell-style-name="ce2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float" office:value="42992" calcext:value-type="float">
            <text:p>42992</text:p>
          </table:table-cell>
          <table:table-cell table:style-name="ce1" office:value-type="float" office:value="42999" calcext:value-type="float">
            <text:p>42999</text:p>
          </table:table-cell>
          <table:table-cell table:style-name="ce1" office:value-type="float" office:value="43006" calcext:value-type="float">
            <text:p>43006</text:p>
          </table:table-cell>
          <table:table-cell table:style-name="ce1" office:value-type="float" office:value="43013" calcext:value-type="float">
            <text:p>43013</text:p>
          </table:table-cell>
          <table:table-cell table:style-name="ce1" office:value-type="float" office:value="43020" calcext:value-type="float">
            <text:p>43020</text:p>
          </table:table-cell>
          <table:table-cell table:style-name="ce1" office:value-type="float" office:value="43027" calcext:value-type="float">
            <text:p>43027</text:p>
          </table:table-cell>
          <table:table-cell table:style-name="ce1" office:value-type="float" office:value="43034" calcext:value-type="float">
            <text:p>43034</text:p>
          </table:table-cell>
          <table:table-cell table:style-name="ce1" office:value-type="float" office:value="43076" calcext:value-type="float">
            <text:p>43076</text:p>
          </table:table-cell>
          <table:table-cell table:style-name="ce1" office:value-type="float" office:value="43083" calcext:value-type="float">
            <text:p>43083</text:p>
          </table:table-cell>
          <table:table-cell table:style-name="ce1" office:value-type="float" office:value="43090" calcext:value-type="float">
            <text:p>43090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AMOUSSOU Elsa Shékina 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ELOUCIF MALIK </text:p>
          </table:table-cell>
          <table:table-cell table:style-name="ce3" table:number-columns-repeated="7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BENAMARA Taha</text:p>
          </table:table-cell>
          <table:table-cell table:style-name="ce3" table:number-columns-repeated="5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BLEUSE Chloé 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BRAHMI Kahina </text:p>
          </table:table-cell>
          <table:table-cell table:style-name="ce3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DIAK Aliou</text:p>
          </table:table-cell>
          <table:table-cell table:style-name="ce3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DRAME Mariam </text:p>
          </table:table-cell>
          <table:table-cell table:style-name="ce3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EL MOUSSAOUI Younes </text:p>
          </table:table-cell>
          <table:table-cell table:style-name="ce3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ENGUIX Precillia </text:p>
          </table:table-cell>
          <table:table-cell table:style-name="ce3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ERDEMIR Eren </text:p>
          </table:table-cell>
          <table:table-cell table:style-name="ce3" table:number-columns-repeated="9"/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DET Maël </text:p>
          </table:table-cell>
          <table:table-cell table:style-name="ce3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GUEYE Moustapha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HAMDANE Amine </text:p>
          </table:table-cell>
          <table:table-cell table:style-name="ce3" table:number-columns-repeated="7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HARDY Marion </text:p>
          </table:table-cell>
          <table:table-cell table:style-name="ce3" table:number-columns-repeated="9"/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DIR Lynda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IDOUFKER Aboubakr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ISIK Umut</text:p>
          </table:table-cell>
          <table:table-cell table:style-name="ce3" table:number-columns-repeated="6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KENTSA MELI Habib Edgar 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UADRI Amine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KUCAM Delphine </text:p>
          </table:table-cell>
          <table:table-cell table:style-name="ce3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LAHJAJI Mohamed</text:p>
          </table:table-cell>
          <table:table-cell table:style-name="ce3" table:number-columns-repeated="8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HMADI Salah-Eddine </text:p>
          </table:table-cell>
          <table:table-cell table:style-name="ce3" table:number-columns-repeated="9"/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ICHE Issam </text:p>
          </table:table-cell>
          <table:table-cell table:style-name="ce3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MARADEI Clement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MILHA <text:s/>El Mehdi </text:p>
          </table:table-cell>
          <table:table-cell table:style-name="ce3" table:number-columns-repeated="9"/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IT DAOUD Mohamed </text:p>
          </table:table-cell>
          <table:table-cell table:style-name="ce3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NEHAD Imane </text:p>
          </table:table-cell>
          <table:table-cell table:style-name="ce3" table:number-columns-repeated="9"/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'GOAN Auguste </text:p>
          </table:table-cell>
          <table:table-cell table:style-name="ce3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RAHARIJAONA Dylan</text:p>
          </table:table-cell>
          <table:table-cell table:style-name="ce3" table:number-columns-repeated="9"/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HMANI Abdeladim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AJAGANAPATHY Srinivas </text:p>
          </table:table-cell>
          <table:table-cell table:style-name="ce3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SABABADY Kamala </text:p>
          </table:table-cell>
          <table:table-cell table:style-name="ce3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SAVADOGO Hamed Kouka </text:p>
          </table:table-cell>
          <table:table-cell table:style-name="ce3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SELSANE Manel </text:p>
          </table:table-cell>
          <table:table-cell table:style-name="ce3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SELVARAJAH Dinusan </text:p>
          </table:table-cell>
          <table:table-cell table:style-name="ce3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SRIVASTAVA Shakul-Raman </text:p>
          </table:table-cell>
          <table:table-cell table:style-name="ce3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YE Danie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8"/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9T11:02:11.782941168</dc:date>
    <meta:editing-duration>PT3M45S</meta:editing-duration>
    <meta:editing-cycles>2</meta:editing-cycles>
    <meta:generator>LibreOffice/5.1.4.2$Linux_X86_64 LibreOffice_project/10m0$Build-2</meta:generator>
    <meta:print-date>2017-12-29T11:00:47.644029107</meta:print-date>
    <meta:document-statistic meta:table-count="2" meta:cell-count="87" meta:object-count="0"/>
  </office:meta>
</office:document-meta>
</file>